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5e979"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9615ac" officeooo:paragraph-rsid="019615ac"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4d40c0" officeooo:paragraph-rsid="0193b9d9" style:font-name-asian="Nimbus Mono L" style:font-size-asian="13pt" style:font-style-asian="normal" style:font-name-complex="Liberation Mono" style:font-size-complex="13pt" style:font-style-complex="normal"/>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4" style:family="paragraph" style:parent-style-name="Preformatted_20_Text">
      <style:text-properties fo:font-size="13pt" officeooo:paragraph-rsid="017c1769" style:font-size-asian="13pt" style:font-size-complex="13pt"/>
    </style:style>
    <style:style style:name="P15"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6"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8"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19" style:family="paragraph" style:parent-style-name="Standard" style:master-page-name="">
      <loext:graphic-properties draw:fill="none"/>
      <style:paragraph-properties fo:margin-left="1.799cm" fo:margin-right="0cm" fo:margin-top="0cm" fo:margin-bottom="0cm" style:contextual-spacing="false" fo:text-indent="0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20"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21" style:family="paragraph" style:parent-style-name="Preformatted_20_Text">
      <style:text-properties fo:font-size="13pt" officeooo:paragraph-rsid="01a54be6" style:font-size-asian="13pt" style:font-size-complex="13pt"/>
    </style:style>
    <style:style style:name="P22" style:family="paragraph" style:parent-style-name="Preformatted_20_Text">
      <style:text-properties style:font-name="Liberation Sans" fo:font-size="13pt" fo:font-style="normal" style:text-underline-style="none" officeooo:rsid="01a2f98b" officeooo:paragraph-rsid="01a2f98b" style:font-name-asian="Nimbus Mono L" style:font-size-asian="13pt" style:font-style-asian="normal" style:font-name-complex="Liberation Mono" style:font-size-complex="13pt" style:font-style-complex="normal"/>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9fd9ff"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0d7e2"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9b6ba7"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0e307b6" fo:background-color="transparent" loext:char-shading-value="0" style:font-style-asian="normal" style:font-style-complex="normal"/>
    </style:style>
    <style:style style:name="T29" style:family="text">
      <style:text-properties style:font-name="Liberation Sans" fo:font-style="normal" style:text-underline-style="none" officeooo:rsid="00083d4b" fo:background-color="transparent" loext:char-shading-value="0" style:font-style-asian="normal" style:font-style-complex="normal"/>
    </style:style>
    <style:style style:name="T30" style:family="text">
      <style:text-properties style:font-name="Liberation Sans" fo:font-style="normal" style:text-underline-style="none" officeooo:rsid="0123a160" fo:background-color="transparent" loext:char-shading-value="0" style:font-style-asian="normal" style:font-style-complex="normal"/>
    </style:style>
    <style:style style:name="T31" style:family="text">
      <style:text-properties style:font-name="Liberation Sans" fo:font-style="normal" style:text-underline-style="none" officeooo:rsid="013c55a1" fo:background-color="transparent" loext:char-shading-value="0" style:font-style-asian="normal" style:font-style-complex="normal"/>
    </style:style>
    <style:style style:name="T32" style:family="text">
      <style:text-properties style:font-name="Liberation Sans" fo:font-style="normal" style:text-underline-style="none" officeooo:rsid="014f39d6" fo:background-color="transparent" loext:char-shading-value="0"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00dd66a" style:font-weight-asian="bold" style:font-weight-complex="bold"/>
    </style:style>
    <style:style style:name="T35" style:family="text">
      <style:text-properties fo:font-weight="bold" officeooo:rsid="0160cefc" style:font-weight-asian="bold" style:font-weight-complex="bold"/>
    </style:style>
    <style:style style:name="T36" style:family="text">
      <style:text-properties officeooo:rsid="0193b9d9"/>
    </style:style>
    <style:style style:name="T37" style:family="text">
      <style:text-properties officeooo:rsid="0195e979"/>
    </style:style>
    <style:style style:name="T38" style:family="text">
      <style:text-properties officeooo:rsid="019615ac"/>
    </style:style>
    <style:style style:name="T39" style:family="text">
      <style:text-properties officeooo:rsid="0048b50d"/>
    </style:style>
    <style:style style:name="T40" style:family="text">
      <style:text-properties officeooo:rsid="019e4a2a"/>
    </style:style>
    <style:style style:name="T41" style:family="text">
      <style:text-properties officeooo:rsid="01a34f83"/>
    </style:style>
    <style:style style:name="T42" style:family="text">
      <style:text-properties officeooo:rsid="01a54b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8"><text:span text:style-name="T7">19</text:span><text:span text:style-name="T5">t</text:span><text:span text:style-name="T6">h</text:span><text:span text:style-name="T4"> </text:span><text:span text:style-name="T7">May</text:span><text:span text:style-name="T1"> 20</text:span><text:span text:style-name="T2">2</text:span><text:span text:style-name="T3">4</text:span></text:p>
      <text:p text:style-name="P20">Psalm 32:11</text:p>
      <text:p text:style-name="P19">Be glad in the Lord and rejoice, you righteous ones; And shout for joy, all you who are upright in heart.</text:p>
      <text:p text:style-name="P18"/>
      <text:p text:style-name="P9">Thanks to God</text:p>
      <text:p text:style-name="P14"><text:span text:style-name="T11">O </text:span><text:span text:style-name="T13">L</text:span><text:span text:style-name="T9">o</text:span><text:span text:style-name="T13">r</text:span><text:span text:style-name="T9">d,</text:span><text:span text:style-name="T8"> </text:span><text:span text:style-name="T10">we </text:span><text:span text:style-name="T17">giv</text:span><text:span text:style-name="T15">e You</text:span><text:span text:style-name="T13"> </text:span><text:span text:style-name="T17">thanks </text:span><text:span text:style-name="T13">today</text:span><text:span text:style-name="T12">, </text:span><text:span text:style-name="T16">taking to heart the words of David. </text:span><text:span text:style-name="T17">Because You have forgiven our sins and adopted us into Your heavenly family, we are able to rejoice as “righteous ones”.</text:span><text:span text:style-name="T16"> </text:span><text:span text:style-name="T14">We thank You that </text:span><text:span text:style-name="T16">You sent </text:span><text:span text:style-name="T14">Jesus </text:span><text:span text:style-name="T16">to make us </text:span><text:span text:style-name="T17">H</text:span><text:span text:style-name="T16">is friends, even though we had turned away from You and become Your enemies. </text:span><text:span text:style-name="T17">We thank You that He is not ashamed of calling us His brothers and sisters, because He took our unrighteousness upon Himself and gave us, in exchange, His perfect righteousness, His very Life.</text:span></text:p>
      <text:p text:style-name="P2"/>
      <text:p text:style-name="P11"><text:span text:style-name="T33">The Wide World...</text:span><text:span text:style-name="T34"> a</text:span><text:span text:style-name="T33">nd the </text:span><text:span text:style-name="T35">W</text:span><text:span text:style-name="T33">ider Church</text:span></text:p>
      <text:p text:style-name="P22">We pray for our <text:span text:style-name="T41">world because wherever we look there are forces at work creating division instead of working for peace. We thank You for the work of Barnabas Aid and similar agencies seeking to minister to the homeless, the refugees and the oppressed in so many places. We thank You for those places where Jesus is lifted up and people are reconciled one to another, and we long</text:span> to see more <text:span text:style-name="T41">of the same.</text:span></text:p>
      <text:p text:style-name="P5"/>
      <text:p text:style-name="P6">We pray for <text:span text:style-name="T41">the </text:span>peace of Jerusalem, and for the safety of <text:span text:style-name="T41">Jewish people everywhere as they face increasing </text:span>hostility. <text:span text:style-name="T40">We pray for </text:span><text:span text:style-name="T42">believers who face daily persecution in</text:span><text:span text:style-name="T40"> many parts of the world. </text:span><text:span text:style-name="T42">Strengthen and encourage them as they hold fast to their Lord and Saviour, just as we do.</text:span></text:p>
      <text:p text:style-name="P3"/>
      <text:p text:style-name="P4"><text:span text:style-name="T36">We </text:span><text:span text:style-name="T40">again </text:span><text:span text:style-name="T37">pray</text:span><text:span text:style-name="T36"> </text:span><text:span text:style-name="T37">for our nation, our State and our communit</text:span><text:span text:style-name="T38">ies</text:span><text:span text:style-name="T37"> to turn back to You. We pray for our leaders, our governing authorities </text:span><text:span text:style-name="T40">to work for unity rather than division, </text:span><text:span text:style-name="T37">for the good of </text:span><text:span text:style-name="T42">all rather than for special interests.</text:span></text:p>
      <text:p text:style-name="P4"/>
      <text:p text:style-name="P6">We <text:span text:style-name="T42">continue to uphold</text:span> our remote and indigenous communities, and we yearn for true reconciliation through the work of the Gospel, and a move of the Holy Spirit. <text:span text:style-name="T40">We are saddened by the loss of trust and harmony within communities, local and remote, and pray that it might be rebuilt as more people place their trust in You, the Great Healer.</text:span></text:p>
      <text:p text:style-name="P7"/>
      <text:p text:style-name="P10">Ashburton</text:p>
      <text:p text:style-name="P21"><text:span text:style-name="T20">We pray for our</text:span><text:span text:style-name="T21">selves as we </text:span><text:span text:style-name="T24">seek to reach our local community</text:span><text:span text:style-name="T22"> here. </text:span><text:span text:style-name="T26">We pray for opportunities to witness to Your great love, and Your desire that more and more would honour Jesus as their Lord and Saviour. We have plenty of room for new people to come, to learn of the forgiveness of their sins at the Cross, and join us in worship.</text:span></text:p>
      <text:p text:style-name="P21"><text:span text:style-name="T26"/></text:p>
      <text:p text:style-name="P21"><text:span text:style-name="T26">Help us to welcome all who come. </text:span><text:span text:style-name="T23">We thank You for the strength of the bonds of fellowship, and</text:span><text:span text:style-name="T22"> </text:span><text:span text:style-name="T23">pray for our continued </text:span><text:span text:style-name="T24">witness to those around us, </text:span><text:span text:style-name="T27">both as a congregation and one by one </text:span><text:span text:style-name="T24">where we live, study, and work</text:span><text:span text:style-name="T23">.</text:span><text:span text:style-name="T19"> </text:span><text:span text:style-name="T25">In the Name of </text:span><text:span text:style-name="T18">Jesus</text:span><text:span text:style-name="T28">,</text:span><text:span text:style-name="T32"> </text:span><text:span text:style-name="T30">our Lord and Saviour</text:span><text:span text:style-name="T31">, </text:span><text:span text:style-name="T29">Amen.</text:span></text:p>
      <text:p text:style-name="P12">Our Father, Who is in heaven,<text:line-break/>hallowed be Your name;<text:line-break/>Your kingdom come;<text:line-break/>Your will be done,<text:line-break/>on earth as it is in heaven.</text:p>
      <text:p text:style-name="P13"/>
      <text:p text:style-name="P13">Give us this day our daily bread.<text:line-break/>And forgive us our trespasses,<text:line-break/>as we forgive those that trespass against us.<text:line-break/>Lead us not into temptation;<text:line-break/>but deliver us from evil.</text:p>
      <text:p text:style-name="P13"/>
      <text:p text:style-name="P13">For Yours is the kingdom,<text:line-break/>the power, and the glory,<text:line-break/>for ever and ever.<text:line-break/>Amen.</text:p>
      <text:p text:style-name="P13"/>
      <text:p text:style-name="P16">They shall not grow old, as we that are left grow old.</text:p>
      <text:p text:style-name="P17">Age shall not weary them, nor the years condemn.</text:p>
      <text:p text:style-name="P17">At the going <text:span text:style-name="T39">d</text:span>own of the sun, and in the morning, </text:p>
      <text:p text:style-name="P17">We WILL remember them.</text:p>
      <text:p text:style-name="P15">Lest We Fo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5-18T22:25:43.835980628</dc:date>
    <meta:editing-duration>PT15H19M27S</meta:editing-duration>
    <meta:editing-cycles>171</meta:editing-cycles>
    <meta:generator>LibreOffice/7.3.7.2$Linux_X86_64 LibreOffice_project/30$Build-2</meta:generator>
    <meta:print-date>2024-04-06T22:02:41.416310040</meta:print-date>
    <meta:document-statistic meta:table-count="0" meta:image-count="0" meta:object-count="0" meta:page-count="3" meta:paragraph-count="22" meta:word-count="588" meta:character-count="3128" meta:non-whitespace-character-count="2561"/>
  </office:meta>
</office:document-meta>
</file>